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6.25pt"/>
    </style:style>
    <style:style style:name="co6" style:family="table-column">
      <style:table-column-properties fo:break-before="auto" style:column-width="165.2pt"/>
    </style:style>
    <style:style style:name="co4" style:family="table-column">
      <style:table-column-properties fo:break-before="auto" style:column-width="63.3pt"/>
    </style:style>
    <style:style style:name="co5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lass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co_n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itical Reading and Compos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lculus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gorithmic Design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mputing in the Modern Wor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hetoric and Compos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lculus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eneral Chemist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ssentials of Phys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gorithmic Design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X?Linus Fundament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igital Logic 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troduction to Software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screte Structu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eneral Chemistry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ssentials of Phys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blic Communic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ro to Computer Architec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ctor Calcul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perating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gramming Language Structu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ta Structures &amp; Algorith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f. Issues in Computer Science Engr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echnical Wri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usiness Wri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troduction to Computer Network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tatistics for Engine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pstone Computing Project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oundations of Comput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pplied Linear Algeb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Applied Linear Algebra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apstone Computing Project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obotic Applications &amp; 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lectrical Scie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lementary Differential Equ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ircu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ignals &amp;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mbedded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omputer Systems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dvanced Digital Design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urriculum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co_num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emester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s, 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ollege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09:39:43.070296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52:59.100012480</meta:creation-date>
    <dc:date>2017-09-22T09:39:55.695705101</dc:date>
    <meta:editing-duration>PT26M23S</meta:editing-duration>
    <meta:editing-cycles>9</meta:editing-cycles>
    <meta:generator>LibreOffice/5.1.6.2$Linux_X86_64 LibreOffice_project/10m0$Build-2</meta:generator>
    <meta:document-statistic meta:table-count="3" meta:cell-count="324" meta:object-count="0"/>
  </office:meta>
</office:document-meta>
</file>